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59pt"/>
    </style:style>
    <style:style style:name="co2" style:family="table-column">
      <style:table-column-properties fo:break-before="auto" style:column-width="117.3pt"/>
    </style:style>
    <style:style style:name="co3" style:family="table-column">
      <style:table-column-properties fo:break-before="auto" style:column-width="116.7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4.22pt" svg:height="255.23pt" svg:x="591.11pt" svg:y="15.82pt">
            <draw:object draw:notify-on-update-of-ranges="Sheet1.D2:Sheet1.D2 Sheet1.D7:Sheet1.D7 Sheet1.D12:Sheet1.D12 Sheet1.D17:Sheet1.D17 Sheet1.E2:Sheet1.E2 Sheet1.E7:Sheet1.E7 Sheet1.E12:Sheet1.E12 Sheet1.E17:Sheet1.E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Problem Size [n]</text:p>
          </table:table-cell>
          <table:table-cell office:value-type="string" calcext:value-type="string">
            <text:p>Serial [s]</text:p>
          </table:table-cell>
          <table:table-cell office:value-type="string" calcext:value-type="string">
            <text:p>Parallel [s]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peedup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1" calcext:value-type="float">
            <text:p>0.01</text:p>
          </table:table-cell>
          <table:table-cell office:value-type="float" office:value="0.00730605400167406" calcext:value-type="float">
            <text:p>0.007306054001674</text:p>
          </table:table-cell>
          <table:table-cell office:value-type="float" office:value="2" calcext:value-type="float">
            <text:p>2</text:p>
          </table:table-cell>
          <table:table-cell table:formula="of:=[.B2]/[.C2]" office:value-type="float" office:value="1.36872790670705" calcext:value-type="float">
            <text:p>1.36872790670705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2" calcext:value-type="float">
            <text:p>0.02</text:p>
          </table:table-cell>
          <table:table-cell office:value-type="float" office:value="0.0285007241182029" calcext:value-type="float">
            <text:p>0.028500724118203</text:p>
          </table:table-cell>
          <table:table-cell office:value-type="float" office:value="2" calcext:value-type="float">
            <text:p>2</text:p>
          </table:table-cell>
          <table:table-cell table:formula="of:=[.B3]/[.C3]" office:value-type="float" office:value="0.701736556483713" calcext:value-type="float">
            <text:p>0.701736556483713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1" calcext:value-type="float">
            <text:p>0.1</text:p>
          </table:table-cell>
          <table:table-cell office:value-type="float" office:value="0.114451163914055" calcext:value-type="float">
            <text:p>0.114451163914055</text:p>
          </table:table-cell>
          <table:table-cell office:value-type="float" office:value="2" calcext:value-type="float">
            <text:p>2</text:p>
          </table:table-cell>
          <table:table-cell table:formula="of:=[.B4]/[.C4]" office:value-type="float" office:value="0.873735107448039" calcext:value-type="float">
            <text:p>0.873735107448039</text:p>
          </table:table-cell>
          <table:table-cell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44" calcext:value-type="float">
            <text:p>0.44</text:p>
          </table:table-cell>
          <table:table-cell office:value-type="float" office:value="0.45862964191474" calcext:value-type="float">
            <text:p>0.45862964191474</text:p>
          </table:table-cell>
          <table:table-cell office:value-type="float" office:value="2" calcext:value-type="float">
            <text:p>2</text:p>
          </table:table-cell>
          <table:table-cell table:formula="of:=[.B5]/[.C5]" office:value-type="float" office:value="0.959379769181593" calcext:value-type="float">
            <text:p>0.959379769181593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1" calcext:value-type="float">
            <text:p>0.01</text:p>
          </table:table-cell>
          <table:table-cell office:value-type="float" office:value="0.0120056970044971" calcext:value-type="float">
            <text:p>0.012005697004497</text:p>
          </table:table-cell>
          <table:table-cell office:value-type="float" office:value="4" calcext:value-type="float">
            <text:p>4</text:p>
          </table:table-cell>
          <table:table-cell table:formula="of:=[.B6]/[.C6]" office:value-type="float" office:value="0.832937895755173" calcext:value-type="float">
            <text:p>0.832937895755173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2" calcext:value-type="float">
            <text:p>0.02</text:p>
          </table:table-cell>
          <table:table-cell office:value-type="float" office:value="0.0285065229982138" calcext:value-type="float">
            <text:p>0.028506522998214</text:p>
          </table:table-cell>
          <table:table-cell office:value-type="float" office:value="4" calcext:value-type="float">
            <text:p>4</text:p>
          </table:table-cell>
          <table:table-cell table:formula="of:=[.B7]/[.C7]" office:value-type="float" office:value="0.701593807187681" calcext:value-type="float">
            <text:p>0.701593807187681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1" calcext:value-type="float">
            <text:p>0.1</text:p>
          </table:table-cell>
          <table:table-cell office:value-type="float" office:value="0.095996179850772" calcext:value-type="float">
            <text:p>0.095996179850772</text:p>
          </table:table-cell>
          <table:table-cell office:value-type="float" office:value="4" calcext:value-type="float">
            <text:p>4</text:p>
          </table:table-cell>
          <table:table-cell table:formula="of:=[.B8]/[.C8]" office:value-type="float" office:value="1.04170811958822" calcext:value-type="float">
            <text:p>1.04170811958822</text:p>
          </table:table-cell>
          <table:table-cell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44" calcext:value-type="float">
            <text:p>0.44</text:p>
          </table:table-cell>
          <table:table-cell office:value-type="float" office:value="0.277067017043009" calcext:value-type="float">
            <text:p>0.277067017043009</text:p>
          </table:table-cell>
          <table:table-cell office:value-type="float" office:value="4" calcext:value-type="float">
            <text:p>4</text:p>
          </table:table-cell>
          <table:table-cell table:formula="of:=[.B9]/[.C9]" office:value-type="float" office:value="1.5880634392931" calcext:value-type="float">
            <text:p>1.5880634392931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1" calcext:value-type="float">
            <text:p>0.01</text:p>
          </table:table-cell>
          <table:table-cell office:value-type="float" office:value="0.0166762119624764" calcext:value-type="float">
            <text:p>0.016676211962476</text:p>
          </table:table-cell>
          <table:table-cell office:value-type="float" office:value="6" calcext:value-type="float">
            <text:p>6</text:p>
          </table:table-cell>
          <table:table-cell table:formula="of:=[.B10]/[.C10]" office:value-type="float" office:value="0.599656566041573" calcext:value-type="float">
            <text:p>0.599656566041573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2" calcext:value-type="float">
            <text:p>0.02</text:p>
          </table:table-cell>
          <table:table-cell office:value-type="float" office:value="0.0272310101427138" calcext:value-type="float">
            <text:p>0.027231010142714</text:p>
          </table:table-cell>
          <table:table-cell office:value-type="float" office:value="6" calcext:value-type="float">
            <text:p>6</text:p>
          </table:table-cell>
          <table:table-cell table:formula="of:=[.B11]/[.C11]" office:value-type="float" office:value="0.734456779061184" calcext:value-type="float">
            <text:p>0.734456779061184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1" calcext:value-type="float">
            <text:p>0.1</text:p>
          </table:table-cell>
          <table:table-cell office:value-type="float" office:value="0.0919265819247812" calcext:value-type="float">
            <text:p>0.091926581924781</text:p>
          </table:table-cell>
          <table:table-cell office:value-type="float" office:value="6" calcext:value-type="float">
            <text:p>6</text:p>
          </table:table-cell>
          <table:table-cell table:formula="of:=[.B12]/[.C12]" office:value-type="float" office:value="1.0878246303319" calcext:value-type="float">
            <text:p>1.0878246303319</text:p>
          </table:table-cell>
          <table:table-cell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44" calcext:value-type="float">
            <text:p>0.44</text:p>
          </table:table-cell>
          <table:table-cell office:value-type="float" office:value="0.23415429610759" calcext:value-type="float">
            <text:p>0.23415429610759</text:p>
          </table:table-cell>
          <table:table-cell office:value-type="float" office:value="6" calcext:value-type="float">
            <text:p>6</text:p>
          </table:table-cell>
          <table:table-cell table:formula="of:=[.B13]/[.C13]" office:value-type="float" office:value="1.8791028279824" calcext:value-type="float">
            <text:p>1.8791028279824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1" calcext:value-type="float">
            <text:p>0.01</text:p>
          </table:table-cell>
          <table:table-cell office:value-type="float" office:value="0.0241852279868908" calcext:value-type="float">
            <text:p>0.024185227986891</text:p>
          </table:table-cell>
          <table:table-cell office:value-type="float" office:value="8" calcext:value-type="float">
            <text:p>8</text:p>
          </table:table-cell>
          <table:table-cell table:formula="of:=[.B14]/[.C14]" office:value-type="float" office:value="0.413475531651814" calcext:value-type="float">
            <text:p>0.413475531651814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2" calcext:value-type="float">
            <text:p>0.02</text:p>
          </table:table-cell>
          <table:table-cell office:value-type="float" office:value="0.0340569361578673" calcext:value-type="float">
            <text:p>0.034056936157867</text:p>
          </table:table-cell>
          <table:table-cell office:value-type="float" office:value="8" calcext:value-type="float">
            <text:p>8</text:p>
          </table:table-cell>
          <table:table-cell table:formula="of:=[.B15]/[.C15]" office:value-type="float" office:value="0.587251886291008" calcext:value-type="float">
            <text:p>0.587251886291008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1" calcext:value-type="float">
            <text:p>0.1</text:p>
          </table:table-cell>
          <table:table-cell office:value-type="float" office:value="0.086278147995472" calcext:value-type="float">
            <text:p>0.086278147995472</text:p>
          </table:table-cell>
          <table:table-cell office:value-type="float" office:value="8" calcext:value-type="float">
            <text:p>8</text:p>
          </table:table-cell>
          <table:table-cell table:formula="of:=[.B16]/[.C16]" office:value-type="float" office:value="1.15904203234924" calcext:value-type="float">
            <text:p>1.15904203234924</text:p>
          </table:table-cell>
          <table:table-cell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44" calcext:value-type="float">
            <text:p>0.44</text:p>
          </table:table-cell>
          <table:table-cell office:value-type="float" office:value="0.176552852150053" calcext:value-type="float">
            <text:p>0.176552852150053</text:p>
          </table:table-cell>
          <table:table-cell office:value-type="float" office:value="8" calcext:value-type="float">
            <text:p>8</text:p>
          </table:table-cell>
          <table:table-cell table:formula="of:=[.B17]/[.C17]" office:value-type="float" office:value="2.49217157718892" calcext:value-type="float">
            <text:p>2.4921715771889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8">00/00/0000</text:date>, <text:time style:data-style-name="N2" text:time-value="18:38:56.0631874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17:22:04.024004704</meta:creation-date>
    <dc:date>2018-12-08T19:10:02.300813307</dc:date>
    <meta:editing-duration>PT29M36S</meta:editing-duration>
    <meta:editing-cycles>4</meta:editing-cycles>
    <meta:generator>LibreOffice/6.0.6.2$Linux_X86_64 LibreOffice_project/00m0$Build-2</meta:generator>
    <meta:document-statistic meta:table-count="1" meta:cell-count="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5cm" svg:height="9.005cm" xlink:href=".." xlink:type="simple" chart:class="chart:scatter" chart:style-name="ch1">
        <chart:title svg:x="4.511cm" svg:y="0.315cm" chart:style-name="ch2">
          <text:p>SpeedUp vs Threads</text:p>
        </chart:title>
        <chart:plot-area chart:style-name="ch3" table:cell-range-address="Sheet1.D2:Sheet1.E2 Sheet1.D7:Sheet1.E7 Sheet1.D12:Sheet1.E12 Sheet1.D17:Sheet1.E17" svg:x="1.718cm" svg:y="1.714cm" svg:width="13.987cm" svg:height="5.743cm">
          <chartooo:coordinate-region svg:x="2.445cm" svg:y="1.913cm" svg:width="13.166cm" svg:height="4.897cm"/>
          <chart:axis chart:dimension="x" chart:name="primary-x" chart:style-name="ch4">
            <chart:title svg:x="6.175cm" svg:y="7.638cm" chart:style-name="ch5">
              <text:p>Number of Threads</text:p>
            </chart:title>
          </chart:axis>
          <chart:axis chart:dimension="y" chart:name="primary-y" chart:style-name="ch4">
            <chart:title svg:x="0.451cm" svg:y="5.865cm" chart:style-name="ch6">
              <text:p>SpeedUp</text:p>
            </chart:title>
            <chart:grid chart:style-name="ch7" chart:class="major"/>
          </chart:axis>
          <chart:series chart:style-name="ch8" chart:values-cell-range-address="Sheet1.E2:Sheet1.E2 Sheet1.E7:Sheet1.E7 Sheet1.E12:Sheet1.E12 Sheet1.E17:Sheet1.E17" chart:class="chart:scatter">
            <chart:domain table:cell-range-address="Sheet1.D2:Sheet1.D2 Sheet1.D7:Sheet1.D7 Sheet1.D12:Sheet1.D12 Sheet1.D17:Sheet1.D17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">
                <text:p>2</text:p>
                <draw:g>
                  <svg:desc>Sheet1.D2:Sheet1.D2 Sheet1.D7:Sheet1.D7 Sheet1.D12:Sheet1.D12 Sheet1.D17:Sheet1.D17</svg:desc>
                </draw:g>
              </table:table-cell>
              <table:table-cell office:value-type="float" office:value="1.36872790670705">
                <text:p>1.36872790670705</text:p>
                <draw:g>
                  <svg:desc>Sheet1.E2:Sheet1.E2 Sheet1.E7:Sheet1.E7 Sheet1.E12:Sheet1.E12 Sheet1.E17:Sheet1.E17</svg:desc>
                </draw:g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701593807187681">
                <text:p>0.701593807187681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1.0878246303319">
                <text:p>1.0878246303319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2.49217157718892">
                <text:p>2.492171577188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